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3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6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300" calcext:value-type="float">
            <text:p>-300</text:p>
          </table:table-cell>
          <table:table-cell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table:number-columns-repeated="3"/>
          <table:table-cell table:style-name="ce15" table:formula="of:=SUM([.B3:.D3])" office:value-type="float" office:value="16800" calcext:value-type="float">
            <text:p>1680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Արմենուհի</text:p>
          </table:table-cell>
          <table:table-cell table:style-name="ce64"/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Արեգ</text:p>
          </table:table-cell>
          <table:table-cell table:style-name="ce20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table:style-name="ce40" office:value-type="string" calcext:value-type="string">
            <text:p>Մանե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table:style-name="ce40" office:value-type="string" calcext:value-type="string">
            <text:p>Նանե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3000" calcext:value-type="float">
            <text:p>3000</text:p>
          </table:table-cell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Ժոզեֆ</text:p>
          </table:table-cell>
          <table:table-cell table:style-name="ce64"/>
          <table:table-cell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373.913043478261" calcext:value-type="float">
            <text:p>373.9130434783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31:.F31])" office:value-type="float" office:value="764.389233954451" calcext:value-type="float">
            <text:p>764.3892339545</text:p>
          </table:table-cell>
          <table:table-cell table:style-name="ce40" office:value-type="string" calcext:value-type="string">
            <text:p>Գենա</text:p>
          </table:table-cell>
          <table:table-cell table:style-name="ce20"/>
          <table:table-cell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Մհեր</text:p>
          </table:table-cell>
          <table:table-cell table:style-name="ce64"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764.389233954451" calcext:value-type="float">
            <text:p>764.3892339545</text:p>
          </table:table-cell>
          <table:table-cell table:style-name="ce40" office:value-type="string" calcext:value-type="string">
            <text:p>Տարոն</text:p>
          </table:table-cell>
          <table:table-cell table:style-name="ce20"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Հրաչ</text:p>
          </table:table-cell>
          <table:table-cell table:style-name="ce64"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/>
          <table:table-cell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764.389233954451" calcext:value-type="float">
            <text:p>764.3892339545</text:p>
          </table:table-cell>
          <table:table-cell table:style-name="ce47" office:value-type="string" calcext:value-type="string">
            <text:p>Մարիամ</text:p>
          </table:table-cell>
          <table:table-cell table:style-name="ce20"/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Նաիրա</text:p>
          </table:table-cell>
          <table:table-cell table:style-name="ce64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D31:.F31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Edgar</text:p>
          </table:table-cell>
          <table:table-cell table:style-name="ce65"/>
          <table:table-cell office:value-type="float" office:value="13000" calcext:value-type="float">
            <text:p>13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Hasmik K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Smbat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/>
          <table:table-cell office:value-type="float" office:value="8000" calcext:value-type="float">
            <text:p>8000</text:p>
          </table:table-cell>
        </table:table-row>
        <table:table-row table:style-name="ro3">
          <table:table-cell table:number-columns-repeated="7"/>
          <table:table-cell table:formula="of:=SUM([.C31:.F31])" office:value-type="float" office:value="373.913043478261" calcext:value-type="float">
            <text:p>373.9130434783</text:p>
          </table:table-cell>
          <table:table-cell office:value-type="string" calcext:value-type="string">
            <text:p>Araks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Meruj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style-name="ce21" table:formula="of:=SUM([.B31:.F31])" office:value-type="float" office:value="764.389233954451" calcext:value-type="float">
            <text:p>764.3892339545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Ani G</text:p>
          </table:table-cell>
          <table:table-cell/>
          <table:table-cell table:style-name="ce21"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Zori</text:p>
          </table:table-cell>
          <table:table-cell/>
          <table:table-cell table:formula="of:=SUM([.K5:.K29])" office:value-type="float" office:value="95000" calcext:value-type="float">
            <text:p>95000</text:p>
          </table:table-cell>
        </table:table-row>
        <table:table-row table:style-name="ro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0])" office:value-type="float" office:value="16800" calcext:value-type="float">
            <text:p>16800</text:p>
          </table:table-cell>
          <table:table-cell table:style-name="ce29" office:value-type="float" office:value="5000" calcext:value-type="float">
            <text:p>5000</text:p>
          </table:table-cell>
          <table:table-cell table:number-columns-repeated="2"/>
        </table:table-row>
        <table:table-row table:style-name="ro15">
          <table:table-cell table:style-name="ce66" office:value-type="string" calcext:value-type="string">
            <text:p>2<text:span text:style-name="T3">nd</text:span>  2016</text:p>
          </table:table-cell>
          <table:table-cell table:number-columns-repeated="5"/>
          <table:table-cell table:style-name="ce15" table:formula="of:=SUM([.B32:.F32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</table:table-row>
        <table:table-row table:style-name="ro3">
          <table:table-cell table:number-columns-repeated="7"/>
          <table:table-cell table:formula="of:=SUM([.C58:.F5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];[.C58];[.E58];[.F5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E5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/>
          <table:table-cell table:formula="of:=[.B32]/22" office:value-type="float" office:value="0" calcext:value-type="float">
            <text:p>0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style-name="ce15" table:formula="of:=SUM([.H33:.H57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4:07:34.013080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09T14:08:06.330667139</dc:date>
    <meta:editing-duration>P9DT5H45M53S</meta:editing-duration>
    <meta:editing-cycles>2908</meta:editing-cycles>
    <meta:generator>LibreOffice/4.2.8.2$Linux_X86_64 LibreOffice_project/420m0$Build-2</meta:generator>
    <meta:document-statistic meta:table-count="17" meta:cell-count="7849" meta:object-count="0"/>
  </office:meta>
</office:document-meta>
</file>